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StarSymbol" svg:font-family="StarSymbol" style:font-family-generic="system"/>
    <style:font-face style:name="Arial Nova Light" svg:font-family="Arial Nova Light" style:font-family-generic="swiss" style:font-pitch="variable"/>
    <style:font-face style:name="FreightSansLF Pro" svg:font-family="FreightSansLF Pro" style:font-family-generic="system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1041in" text:min-label-width="0in" text:list-level-position-and-space-mode="label-alignment">
          <style:list-level-label-alignment text:label-followed-by="listtab" fo:margin-left="0.1041in" fo:text-indent="0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Nova Light" fo:font-weight="bold" style:font-weight-asian="bold" style:font-weight-complex="bold" fo:color="#0070C0" fo:font-size="13.5pt" style:font-size-asian="13.5pt" style:font-size-complex="18pt"/>
    </style:style>
    <style:style style:name="P2" style:parent-style-name="Standard" style:family="paragraph">
      <style:paragraph-properties fo:text-align="center"/>
      <style:text-properties style:font-name="Arial Nova Light" fo:font-weight="bold" style:font-weight-asian="bold" style:font-weight-complex="bold" fo:color="#0070C0" fo:font-size="13.5pt" style:font-size-asian="13.5pt" style:font-size-complex="18pt"/>
    </style:style>
    <style:style style:name="T3" style:parent-style-name="Domyślnaczcionkaakapitu" style:family="text">
      <style:text-properties style:font-name="FreightSansLF Pro" fo:font-size="10.5pt" style:font-size-asian="10.5pt"/>
    </style:style>
    <style:style style:name="T4" style:parent-style-name="Domyślnaczcionkaakapitu" style:family="text">
      <style:text-properties style:font-name="FreightSansLF Pro" fo:font-size="10.5pt" style:font-size-asian="10.5pt"/>
    </style:style>
    <style:style style:name="P5" style:parent-style-name="Textbody" style:list-style-name="LFO1" style:family="paragraph">
      <style:paragraph-properties fo:widows="2" fo:orphans="2" fo:margin-top="0.1041in" style:line-height-at-least="0.25in"/>
      <style:text-properties style:font-name="FreightSansLF Pro" fo:font-size="10.5pt" style:font-size-asian="10.5pt"/>
    </style:style>
    <style:style style:name="P6" style:parent-style-name="Textbody" style:list-style-name="LFO1" style:family="paragraph">
      <style:paragraph-properties fo:widows="2" fo:orphans="2" fo:margin-top="0.1041in" style:line-height-at-least="0.25in"/>
      <style:text-properties style:font-name="FreightSansLF Pro" fo:font-size="10.5pt" style:font-size-asian="10.5pt"/>
    </style:style>
    <style:style style:name="P7" style:parent-style-name="Textbody" style:list-style-name="LFO1" style:family="paragraph">
      <style:paragraph-properties fo:widows="2" fo:orphans="2" fo:margin-top="0.1041in" style:line-height-at-least="0.25in"/>
      <style:text-properties style:font-name="FreightSansLF Pro" fo:font-size="10.5pt" style:font-size-asian="10.5pt"/>
    </style:style>
    <style:style style:name="P8" style:parent-style-name="Textbody" style:list-style-name="LFO1" style:family="paragraph">
      <style:paragraph-properties fo:widows="2" fo:orphans="2" fo:margin-top="0.1041in" style:line-height-at-least="0.25in"/>
      <style:text-properties style:font-name="FreightSansLF Pro" fo:font-size="10.5pt" style:font-size-asian="10.5pt"/>
    </style:style>
    <style:style style:name="P9" style:parent-style-name="Textbody" style:list-style-name="LFO1" style:family="paragraph">
      <style:paragraph-properties fo:widows="2" fo:orphans="2" fo:margin-top="0.1041in" style:line-height-at-least="0.25in"/>
      <style:text-properties style:font-name="FreightSansLF Pro" fo:font-size="10.5pt" style:font-size-asian="10.5pt"/>
    </style:style>
    <style:style style:name="P10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  <style:text-properties style:font-name="Arial, Helvetica, sans-serif" fo:font-size="9pt" style:font-size-asian="9pt"/>
    </style:style>
    <style:style style:name="P11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  <style:text-properties style:font-name="Arial, Helvetica, sans-serif" fo:font-size="9pt" style:font-size-asian="9pt"/>
    </style:style>
    <style:style style:name="P12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  <style:text-properties style:font-name="Arial, Helvetica, sans-serif" fo:font-size="9pt" style:font-size-asian="9pt"/>
    </style:style>
    <style:style style:name="P13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  <style:text-properties style:font-name="Arial, Helvetica, sans-serif" fo:font-size="9pt" style:font-size-asian="9pt"/>
    </style:style>
    <style:style style:name="P14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  <style:text-properties style:font-name="Arial, Helvetica, sans-serif" fo:font-size="9pt" style:font-size-asian="9pt"/>
    </style:style>
    <style:style style:name="P15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  <style:text-properties style:font-name="Arial, Helvetica, sans-serif" fo:font-size="9pt" style:font-size-asian="9pt"/>
    </style:style>
    <style:style style:name="P16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  <style:text-properties style:font-name="Arial, Helvetica, sans-serif" fo:font-size="9pt" style:font-size-asian="9pt"/>
    </style:style>
    <style:style style:name="P17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  <style:text-properties style:font-name="Arial, Helvetica, sans-serif" fo:font-size="9pt" style:font-size-asian="9pt"/>
    </style:style>
    <style:style style:name="P18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  <style:text-properties style:font-name="Arial, Helvetica, sans-serif" fo:font-size="9pt" style:font-size-asian="9pt"/>
    </style:style>
    <style:style style:name="P19" style:parent-style-name="Textbody" style:list-style-name="LFO2" style:family="paragraph">
      <style:paragraph-properties fo:widows="2" fo:orphans="2" fo:margin-bottom="0in" fo:margin-left="0in" fo:margin-right="0.1041in">
        <style:tab-stops/>
      </style:paragraph-properties>
    </style:style>
    <style:style style:name="T20" style:parent-style-name="Domyślnaczcionkaakapitu" style:family="text">
      <style:text-properties style:font-name="Arial, Helvetica, sans-serif" fo:font-size="9pt" style:font-size-asian="9pt"/>
    </style:style>
    <style:style style:name="T21" style:parent-style-name="Domyślnaczcionkaakapitu" style:family="text">
      <style:text-properties style:font-name="Arial, Helvetica, sans-serif" fo:font-size="9pt" style:font-size-asian="9pt"/>
    </style:style>
  </office:automatic-styles>
  <office:body>
    <office:text text:use-soft-page-breaks="true">
      <text:p text:style-name="P1">Kacper Szczudło 1 TIP/G 31</text:p>
      <text:p text:style-name="P2"/>
      <text:p text:style-name="Standard"><text:span text:style-name="T3">Pomyśl o zainstalowaniu program antywirusowego. Programy antywirusowe pomagają walczyć z wirusami komputerowymi. Po zainstalowaniu programu antywirusowego musisz go również aktualizować, aby mógł on wykryć nowe formy wirusów, które<text:s/></text:span><text:span text:style-name="T4">pojawiają się każdego dnia. Sprawdzaj więc często stronę producenta programu w poszukiwaniu aktualizacji. Od Ciebie zależy, czy wolisz kupić program i w razie konieczności odnawiać subskrypcję, czy pobrać program za darmo.<text:s/></text:span></text:p>
      <text:list text:style-name="LFO1" text:continue-numbering="true">
        <text:list-item>
          <text:p text:style-name="P5">Nie otwieraj wiadomości e-mailowych od nieznanych nadawców lub podejrzanych załączników. Wiele wirusów ma postać załączników do e-maili i rozprzestrzenia się, gdy tylko otworzysz załącznik. Najlepiej nie otwierać załączników, których się nie spodziewasz.</text:p>
        </text:list-item>
        <text:list-item>
          <text:p text:style-name="P6">Włącz opcję blokowania wyskakujących okienek. Większość okienek tworzą firmy reklamowe, aby sprzedać swoje produkty, ale okienka mogą również zawierać złośliwe lub niebezpieczne kody, które infekują Twój system. Opcja<text:s/>blokowania może powstrzymać wyskakiwanie części lub wszystkich okienek.</text:p>
        </text:list-item>
        <text:list-item>
          <text:p text:style-name="P7">Aktualizuj swoją przeglądarkę. Producent Twojej przeglądarki aktualizuje zabezpieczenia i funkcje, które pomogą chronić komputer.</text:p>
        </text:list-item>
        <text:list-item>
          <text:p text:style-name="P8">Zainstaluj zaporę sieciową. Program zapory może powiadomić Cię o podejrzanej aktywności, jeśli wirus lub robak próbuje połączyć się z Twoim komputerem. Może również blokować wirusy, robaki oraz powstrzymywać hakerów przed instalowaniem potencjalnie szkodliwych programów na Twoim komputerze.</text:p>
        </text:list-item>
        <text:list-item>
          <text:p text:style-name="P9">Wyczyść pamięć podręczną oraz historię przeglądarki. Większość przeglądarek przechowuje informacje o odwiedzanych przez Ciebie stronach, danych wprowadzonych na stronach, takich jak nazwisko, adres czy hasło. Choć wygodnie jest mieć te informacje wpisane przy powrocie na stronę, dobrze jest często usuwać część z nich lub wszystkie, aby chronić prywatność.</text:p>
        </text:list-item>
      </text:list>
      <text:p text:style-name="Standard"/>
      <text:list text:style-name="LFO2" text:continue-numbering="true">
        <text:list-item>
          <text:p text:style-name="P10">Surfując po Internecie zachowujmy daleko posuniętą czujność i ostrożność. Na niektórych stronach, zwłaszcza pornograficznych i hakerskich, bardzo często znajdują się złośliwe programy, które możemy nieświadomie zainstalować na komputerze. Mogą one sparaliżować jego pracę bądź wyciągając z niego poufne dane,</text:p>
        </text:list-item>
        <text:list-item>
          <text:p text:style-name="P11">Korzystajmy z legalnego systemu operacyjnego. Pirackie oprogramowania są nie tylko nielegalne, ale mogą zawierać też programy szpiegujące, które bez naszej wiedzy zainstalują się w komputerze. Będą podglądały wszystko, co wpisujemy na klawiaturze i przekazywały tę wiedzę niepożądanym osobom. W ten sposób możemy utracić kody dostępu do naszych kont internetowych, poczty i<text:s/>autoryzowanych stron,</text:p>
        </text:list-item>
        <text:list-item>
          <text:p text:style-name="P12">Zainstalujmy program antywirusowy i antyszpiegowski - darmowe wersje takich programów można znaleźć w Internecie i legalnie je ściągnąć. Programy te uchronią nasz komputer przed wirusami i programami hakerskimi,</text:p>
        </text:list-item>
        <text:list-item>
          <text:p text:style-name="P13">Warto też zaopatrzyć się w tzw. firewall (dosł. ścianę ogniową), która zablokuje próby włamania się z sieci do naszego komputera. Z internetu możemy pobrać darmowe oprogramowanie tego typu,</text:p>
        </text:list-item>
        <text:list-item>
          <text:p text:style-name="P14">Regularnie aktualizujmy: system operacyjny, oprogramowanie antywirusowe i antyszpiegowskie i inne programy, których używamy podczas łączenia się Internetem. Luki w oprogramowaniu mogą posłużyć do włamania się do komputera,</text:p>
        </text:list-item>
        <text:list-item>
          <text:p text:style-name="P15">Dokładnie przyglądajmy się stronom banków, z których korzystamy za pośrednictwem Internetu. Oszuści często podszywają się<text:s/>pod pracowników banku i proszą nas o podawanie numerów kart płatniczych oraz kodów PIN. Nie odpowiadajmy na takie prośby, ale zgłośmy to obsłudze naszego banku. Można także zainstalować tzw. oprogramowanie antyphishingowe, które wychwytuje takie fałszywe<text:s/>strony,</text:p>
        </text:list-item>
        <text:list-item>
          <text:p text:style-name="P16">Korzystając z konta internetowego wpisujmy sami adres strony, nie posiłkujmy się linkami rozsyłanymi przez kogokolwiek. Mogą one kierować do "fałszywej strony banku", której autorami są oszuści,</text:p>
        </text:list-item>
        <text:list-item>
          <text:p text:style-name="P17">Nie otwierajmy maili od nieznanych adresatów i nie<text:s/>używajmy linków rozsyłanych w niechcianej poczcie (tzw. spamie) oraz przez komunikatory. Mogą prowadzić do niebezpiecznych stron lub programów. Użycie oprogramowania antyspamowego znacznie ogranicza ilość niechcianej poczty,</text:p>
        </text:list-item>
        <text:list-item>
          <text:p text:style-name="P18">Komunikatory internetowe (np. Tlen, Gadu-Gadu) są bezpieczne pod warunkiem, że rozmawiamy tylko ze znanymi nam osobami i nie korzystamy z linków oraz plików przesyłanych przez niewiadomych nadawców,</text:p>
        </text:list-item>
        <text:list-item>
          <text:p text:style-name="P19"><text:span text:style-name="T20">W przeglądarkach internetowych można ustawić opcję filtru rodzinnego lub zainstalować na</text:span><text:span text:style-name="T21"><text:s/>komputerze oprogramowanie, które uniemożliwi młodszym członkom rodziny korzystanie z niepożądanych stro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StarSymbol" svg:font-family="StarSymbol" style:font-family-generic="system"/>
    <style:font-face style:name="Arial Nova Light" svg:font-family="Arial Nova Light" style:font-family-generic="swiss" style:font-pitch="variable"/>
    <style:font-face style:name="FreightSansLF Pro" svg:font-family="FreightSansLF Pro" style:font-family-generic="system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1041in" text:min-label-width="0in" text:list-level-position-and-space-mode="label-alignment">
          <style:list-level-label-alignment text:label-followed-by="listtab" fo:margin-left="0.1041in" fo:text-indent="0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cpe</meta:initial-creator>
    <dc:creator>kacpe</dc:creator>
    <meta:creation-date>2020-04-21T20:07:00Z</meta:creation-date>
    <dc:date>2020-04-21T20:12:00Z</dc:date>
    <meta:template xlink:href="Normal" xlink:type="simple"/>
    <meta:editing-cycles>3</meta:editing-cycles>
    <meta:editing-duration>PT360S</meta:editing-duration>
    <meta:user-defined meta:name="Informacja 1"/>
    <meta:user-defined meta:name="Informacja 2"/>
    <meta:user-defined meta:name="Informacja 3"/>
    <meta:user-defined meta:name="Informacja 4"/>
    <meta:document-statistic meta:page-count="1" meta:paragraph-count="8" meta:word-count="627" meta:character-count="4382" meta:row-count="31" meta:non-whitespace-character-count="3763"/>
  </office:meta>
</office:document-meta>
</file>